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Abstract">
      <style:text-properties style:font-name="Times New Roman" officeooo:paragraph-rsid="0019cc51"/>
    </style:style>
    <style:style style:name="P2" style:family="paragraph" style:parent-style-name="Author">
      <style:paragraph-properties fo:margin-top="0.494cm" fo:margin-bottom="0.071cm" style:contextual-spacing="false"/>
      <style:text-properties officeooo:paragraph-rsid="0019cc51"/>
    </style:style>
    <style:style style:name="P3" style:family="paragraph" style:parent-style-name="Author">
      <style:paragraph-properties fo:margin-top="0.494cm" fo:margin-bottom="0.071cm" style:contextual-spacing="false" fo:break-before="column"/>
      <style:text-properties officeooo:paragraph-rsid="0019cc51"/>
    </style:style>
    <style:style style:name="P4" style:family="paragraph" style:parent-style-name="Footer">
      <style:paragraph-properties fo:text-align="start" style:justify-single-word="false"/>
    </style:style>
    <style:style style:name="P5" style:family="paragraph" style:parent-style-name="Heading_20_1">
      <style:paragraph-properties fo:text-indent="0cm" style:auto-text-indent="false"/>
      <style:text-properties style:font-name="Times New Roman" officeooo:rsid="0019cc51" officeooo:paragraph-rsid="0019cc51"/>
    </style:style>
    <style:style style:name="P6" style:family="paragraph" style:parent-style-name="Heading_20_1">
      <style:paragraph-properties fo:text-indent="0cm" style:auto-text-indent="false"/>
      <style:text-properties style:font-name="Times New Roman" officeooo:paragraph-rsid="0019cc51"/>
    </style:style>
    <style:style style:name="P7" style:family="paragraph" style:parent-style-name="Heading_20_2">
      <style:text-properties officeooo:paragraph-rsid="0019cc51"/>
    </style:style>
    <style:style style:name="P8" style:family="paragraph" style:parent-style-name="Heading_20_4">
      <style:paragraph-properties fo:text-indent="0.889cm" style:auto-text-indent="false"/>
      <style:text-properties officeooo:paragraph-rsid="0019cc51"/>
    </style:style>
    <style:style style:name="P9" style:family="paragraph" style:parent-style-name="Heading_20_5">
      <style:text-properties style:font-name="Times New Roman" officeooo:rsid="0019cc51" officeooo:paragraph-rsid="0019cc51"/>
    </style:style>
    <style:style style:name="P10" style:family="paragraph" style:parent-style-name="Heading_20_5">
      <style:text-properties style:font-name="Times New Roman" officeooo:paragraph-rsid="0019cc51"/>
    </style:style>
    <style:style style:name="P11" style:family="paragraph" style:parent-style-name="Standard">
      <style:paragraph-properties fo:text-align="justify" style:justify-single-word="false"/>
      <style:text-properties officeooo:paragraph-rsid="0019cc51"/>
    </style:style>
    <style:style style:name="P12" style:family="paragraph" style:parent-style-name="Standard">
      <style:text-properties fo:font-size="8pt" style:font-size-asian="8pt" style:font-size-complex="8pt"/>
    </style:style>
    <style:style style:name="P13" style:family="paragraph" style:parent-style-name="Standard">
      <style:text-properties officeooo:paragraph-rsid="0019cc51"/>
    </style:style>
    <style:style style:name="P14" style:family="paragraph" style:parent-style-name="Standard">
      <style:text-properties style:font-name="Times New Roman" officeooo:paragraph-rsid="0019cc51"/>
    </style:style>
    <style:style style:name="P15" style:family="paragraph" style:parent-style-name="Text_20_body">
      <style:text-properties officeooo:paragraph-rsid="0019cc51"/>
    </style:style>
    <style:style style:name="P16" style:family="paragraph" style:parent-style-name="Text_20_body">
      <style:paragraph-properties fo:text-indent="0cm" style:auto-text-indent="false"/>
      <style:text-properties officeooo:paragraph-rsid="0019cc51"/>
    </style:style>
    <style:style style:name="P17" style:family="paragraph" style:parent-style-name="Text_20_body">
      <style:text-properties style:font-name="Times New Roman" officeooo:paragraph-rsid="0019cc51"/>
    </style:style>
    <style:style style:name="P18" style:family="paragraph" style:parent-style-name="bullet_20_list" style:list-style-name="WWNum2">
      <style:paragraph-properties fo:margin-left="1.016cm" fo:text-indent="-0.508cm" style:auto-text-indent="false"/>
      <style:text-properties officeooo:paragraph-rsid="0019cc51"/>
    </style:style>
    <style:style style:name="P19" style:family="paragraph" style:parent-style-name="paper_20_title">
      <style:paragraph-properties fo:margin-top="0cm" fo:margin-bottom="0.494cm" style:contextual-spacing="false"/>
      <style:text-properties officeooo:paragraph-rsid="0019cc51"/>
    </style:style>
    <style:style style:name="P20" style:family="paragraph" style:parent-style-name="references" style:list-style-name="WWNum5">
      <style:paragraph-properties fo:margin-left="0.624cm" fo:text-indent="-0.624cm" style:auto-text-indent="false"/>
      <style:text-properties officeooo:paragraph-rsid="0019cc51"/>
    </style:style>
    <style:style style:name="P21" style:family="paragraph" style:parent-style-name="references" style:list-style-name="">
      <style:paragraph-properties fo:margin-left="0.635cm" fo:line-height="100%" fo:text-align="center" style:justify-single-word="false" fo:text-indent="-0.635cm" style:auto-text-indent="false"/>
      <style:text-properties fo:color="#ffc000" loext:opacity="100%" fo:font-size="10pt" fo:letter-spacing="-0.002cm" fo:font-weight="bold" officeooo:paragraph-rsid="0019cc51" style:font-name-asian="SimSun" style:font-size-asian="10pt" style:rfc-language-tag-asian="x-none" style:font-weight-asian="bold" style:font-size-complex="10pt"/>
    </style:style>
    <style:style style:name="P22" style:family="paragraph" style:parent-style-name="table_20_footnote" style:list-style-name="WWNum7">
      <style:paragraph-properties fo:margin-left="0.102cm" fo:text-indent="-0.051cm" style:auto-text-indent="false"/>
      <style:text-properties officeooo:paragraph-rsid="0019cc51"/>
    </style:style>
    <style:style style:name="P23" style:family="paragraph" style:parent-style-name="table_20_head" style:list-style-name="WWNum6">
      <style:text-properties officeooo:paragraph-rsid="0019cc51"/>
    </style:style>
    <style:style style:name="T1" style:family="text">
      <style:text-properties fo:font-size="8pt" style:font-size-asian="8pt" style:font-size-complex="8pt"/>
    </style:style>
    <style:style style:name="T2" style:family="text">
      <style:text-properties style:letter-kerning="true"/>
    </style:style>
    <style:style style:name="T3" style:family="text">
      <style:text-properties fo:font-size="9pt" style:font-size-asian="9pt" style:font-size-complex="9pt"/>
    </style:style>
    <style:style style:name="T4" style:family="text">
      <style:text-properties fo:font-size="9pt" officeooo:rsid="0019cc51"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19cc51" style:font-size-asian="9pt" style:font-style-asian="italic" style:font-size-complex="9pt"/>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language="en" fo:country="US" officeooo:rsid="0019cc51"/>
    </style:style>
    <style:style style:name="T10" style:family="text">
      <style:text-properties fo:font-style="normal" style:font-style-asian="normal" style:font-style-complex="normal"/>
    </style:style>
    <style:style style:name="T11" style:family="text">
      <style:text-properties fo:font-style="normal" officeooo:rsid="0019cc51" style:font-style-asian="normal" style:font-style-complex="normal"/>
    </style:style>
    <style:style style:name="T12" style:family="text">
      <style:text-properties fo:color="#00b0f0" loext:opacity="100%" fo:font-size="10pt" fo:letter-spacing="-0.002cm" fo:font-weight="bold" style:font-name-asian="SimSun" style:font-size-asian="10pt" style:rfc-language-tag-asian="x-none" style:font-weight-asian="bold" style:font-size-complex="10pt"/>
    </style:style>
    <style:style style:name="T13" style:family="text">
      <style:text-properties style:text-position="super 58%"/>
    </style:style>
    <style:style style:name="T14" style:family="text">
      <style:text-properties officeooo:rsid="0019cc51"/>
    </style:style>
    <style:style style:name="T15" style:family="text">
      <style:text-properties style:font-name="Liberation Serif"/>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9" loext:marker-style-name="T2"><text:span text:style-name="T2">Development of PikVault: An Image Processing Application with User Account Management </text:span></text:p>
      <text:section text:style-name="Sect1" text:name="TextSection">
        <text:p text:style-name="P2" loext:marker-style-name="T3"><text:span text:style-name="T4">Pisupati Rama Sridhrut</text:span><text:span text:style-name="T3"><text:line-break/></text:span><text:span text:style-name="T5"><text:line-break/><text:line-break/> </text:span><text:span text:style-name="T6">Coding Department</text:span><text:span text:style-name="T5"> <text:line-break/></text:span><text:span text:style-name="T6">Robotics and Circuits</text:span></text:p>
        <text:p text:style-name="P3" loext:marker-style-name="T3"><text:span text:style-name="T4">Manipal Institute of Technology</text:span></text:p>
      </text:section>
      <text:section text:style-name="Sect1" text:name="Section1">
        <text:p text:style-name="P11"/>
      </text:section>
      <text:section text:style-name="Sect2" text:name="Section2">
        <text:p text:style-name="P1" loext:marker-style-name="T7"><text:span text:style-name="T7">Abstract</text:span>—This paper presents the development of an image processing application with user account management functionalities. The application, built using Python, OpenCV, and Tkinter, allows users to create accounts, securely log in, capture photos, apply various image filters, and stream video with real-time filtering options. The project was a collaborative effort between two authors, with each contributing to different aspects of development. Challenges faced during development, including technical issues and time constraints, are discussed, along with solutions employed to overcome them. Ideas for future development and potential use cases are also explored. </text:p>
        <text:h text:style-name="P5" text:outline-level="1">Introduction</text:h>
        <text:p text:style-name="P17" loext:marker-style-name="T8"><text:span text:style-name="T8">This section introduces the project and outlines its objectives and scope. The image processing application aims to provide users with a versatile tool for capturing and processing images, with built-in functionalities for user account management to ensure data security and privacy. </text:span></text:p>
        <text:h text:style-name="P5" text:outline-level="1"><text:span text:style-name="T8">Split of Work</text:span></text:h>
        <text:p text:style-name="P14"><text:span text:style-name="T9">My team member, Divyanshu, and I collaborated on various aspects of PikVault's development. I focused on designing the overall project structure, implementing user account management functionalities, basic image processing filters, and creating the graphical user interface (GUI). Divyanshu contributed by adding six advanced image processing filters to the filter camera app and helped integrate the login system and filter camera app into the final code.</text:span></text:p>
        <text:h text:style-name="P5" text:outline-level="1"><text:span text:style-name="T8">Hardware and Software Used</text:span></text:h>
        <text:p text:style-name="P14"><text:span text:style-name="T9">PikVault was developed on a TUF Gaming laptop featuring an Intel Core i7 11th Gen processor, 16 GB RAM, and a 4 GB NVIDIA RTX 3050ti GPU, running Windows 11 operating system. The software stack included Python programming language, OpenCV library for image processing tasks, Tkinter for GUI development, and a text editor for code development.</text:span></text:p>
        <text:h text:style-name="P5" text:outline-level="1"><text:span text:style-name="T8">Errors Faced and Solutions</text:span></text:h>
        <text:p text:style-name="P14"><text:span text:style-name="T9">During PikVault's development, I encountered several challenges. Occasionally, the video stream crashed when enabling the blur faces option. To address this issue, I implemented error handling mechanisms and optimized the face detection algorithm. Other challenges included difficulties in implementing a slider for adjusting blur amount and time constraints. These challenges were mitigated through collaborative effort and efficient time management.</text:span></text:p>
        <text:h text:style-name="P6" text:outline-level="1"><text:span text:style-name="T9">Code Explanation</text:span></text:h>
        <text:p text:style-name="P14"><text:span text:style-name="T14">(1) </text:span>User Account Management:</text:p>
        <text:p text:style-name="P14">- The user account management module consists of functions for creating accounts, securely storing passwords using hashing algorithms, logging in, and saving user data in JSON format.</text:p>
        <text:p text:style-name="P14"><text:s text:c="3"/>- The `create_account()` function creates a new user account by prompting the user to enter a username and password. It checks if the account already exists and saves the account data to a JSON file.</text:p>
        <text:p text:style-name="P14"><text:s text:c="3"/>- The `login()` function handles user authentication by verifying the entered username and password against the stored account data.</text:p>
        <text:p text:style-name="P14"><text:span text:style-name="T10">- The `save_account_data()` function saves the updated account data to the JSON file.</text:span></text:p>
        <text:p text:style-name="P14"><text:span text:style-name="T10"/></text:p>
        <text:p text:style-name="P14"><text:span text:style-name="T11">(2) Image Processing Filters</text:span><text:span text:style-name="T10">:</text:span></text:p>
        <text:p text:style-name="P14">- The image processing module contains functions for applying various filters such as grayscale conversion, color channel <text:soft-page-break/>manipulation, sepia tone effect, cartoonize effect, brightness adjustment, contrast adjustment, noise reduction, edge detection, zoom in/out, and rotation.</text:p>
        <text:p text:style-name="P14"><text:s text:c="3"/>- Each filter function takes an input image as an argument and returns the filtered image.</text:p>
        <text:p text:style-name="P14"><text:span text:style-name="T10">- For example, the `apply_sepia_tone()` function applies a sepia tone effect to the input image by transforming the color channels according to a predefined matrix.</text:span></text:p>
        <text:p text:style-name="P14"><text:span text:style-name="T10"/></text:p>
        <text:p text:style-name="P14"><text:span text:style-name="T11">(3) GUI Development</text:span><text:span text:style-name="T10">:</text:span></text:p>
        <text:p text:style-name="P14"><text:s/>- The graphical user interface is built using Tkinter, with different buttons for interacting with the application, including options for capturing photos, toggling filters, and starting/stopping the video stream.</text:p>
        <text:p text:style-name="P14"><text:s text:c="3"/>- The `create_account()` and `login()` functions are bound to corresponding buttons for user authentication.</text:p>
        <text:p text:style-name="P14"><text:s text:c="3"/>- The `open_file_dialog()` function is triggered when the user clicks on the "Open" option in the file menu, allowing them to select an image file for processing.</text:p>
        <text:p text:style-name="P14"><text:span text:style-name="T10">- The `start_video_stream_thread()` function starts the video stream in a separate thread when the user clicks on the "Start/Stop Video Stream" button.</text:span></text:p>
        <text:p text:style-name="P14"><text:span text:style-name="T10"/></text:p>
        <text:p text:style-name="P14"><text:span text:style-name="T11">(4) Camera Integration:</text:span></text:p>
        <text:p text:style-name="P14"><text:s/>The code integrates camera functionality using OpenCV, allowing users to stream video from their camera and apply real-time filters.</text:p>
        <text:p text:style-name="P14"><text:s text:c="3"/>- The `start_video_stream()` function captures frames from the camera, applies selected filters, and displays the processed video stream in a GUI window.</text:p>
        <text:p text:style-name="P14"><text:span text:style-name="T10">- The `apply_filters()` function applies selected filters to the video stream based on user preferences.</text:span></text:p>
        <text:p text:style-name="P14"><text:span text:style-name="T10"/></text:p>
        <text:p text:style-name="P14"><text:span text:style-name="T11">(4) Error Handling:</text:span></text:p>
        <text:p text:style-name="P14"><text:s/>- Error handling mechanisms are implemented throughout the codebase to handle exceptions gracefully and provide informative error messages to the user.</text:p>
        <text:p text:style-name="P14">- For example, in the `start_video_stream()` function, exception handling ensures that the video stream is properly released and windows are closed in case of errors.</text:p>
        <text:p text:style-name="P14"/>
        <text:h text:style-name="P6" text:outline-level="1"><text:span text:style-name="T14">Use Case and Future Potential</text:span></text:h>
        <text:p text:style-name="P14"><text:span text:style-name="T8">A significant use case for PikVault is in security and surveillance applications, particularly in environments with limited internet connectivity, such as mines or remote areas. The inclusion of offline photo taking with filters would enhance PikVault's usefulness in such scenarios. Ideas for future development include enhancing security features, integrating social media sharing, introducing customizable filters, and integrating machine learning for advanced image analysis tasks.</text:span></text:p>
        <text:h text:style-name="P9" text:outline-level="5">Conclusion</text:h>
        <text:p text:style-name="P14"><text:span text:style-name="T8">The collaborative effort between my team member, Divyanshu, and me resulted in the successful development of PikVault, an image processing application with user account management functionalities. Despite facing challenges, PikVault demonstrates potential for future enhancements and applications in various domains.</text:span></text:p>
        <text:h text:style-name="P10" text:outline-level="5"><text:span text:style-name="T12"/></text:h>
      </text:section>
      <text:p text:style-name="P13"/>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Author" style:family="paragraph">
      <style:paragraph-properties fo:margin-top="0.635cm" fo:margin-bottom="0.071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bstract" style:family="paragraph">
      <style:paragraph-properties fo:margin-top="0cm" fo:margin-bottom="0.353cm" style:contextual-spacing="false" fo:text-align="justify" style:justify-single-word="false" fo:orphans="2" fo:widows="2" fo:hyphenation-ladder-count="no-limit" fo:text-indent="0.48cm"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text-indent="0.508cm" style:auto-text-indent="false"/>
      <style:text-properties fo:font-style="italic" style:font-style-asian="italic" style:font-style-complex="italic"/>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figure_20_caption" style:display-name="figure caption" style:family="paragraph" style:list-style-name="WWNum3" style:list-level="1">
      <style:paragraph-properties fo:margin-left="0cm" fo:margin-top="0.141cm" fo:margin-bottom="0.353cm" style:contextual-spacing="false" fo:text-align="justify" style:justify-single-word="false" fo:orphans="2" fo:widows="2" fo:hyphenation-ladder-count="no-limit" fo:text-indent="0cm" style:auto-text-indent="false" style:writing-mode="lr-tb">
        <style:tab-stops>
          <style:tab-stop style:position="0.94cm"/>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list-level="1">
      <style:paragraph-properties fo:margin-left="1.016cm" fo:text-indent="-0.508cm" style:auto-text-indent="false"/>
    </style:style>
    <style:style style:name="table_20_head" style:display-name="table head" style:family="paragraph" style:list-style-name="WWNum6" style:list-level="1">
      <style:paragraph-properties fo:margin-top="0.423cm" fo:margin-bottom="0.212cm"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list-level="1">
      <style:paragraph-properties fo:margin-left="0.102cm" fo:margin-top="0.106cm" fo:margin-bottom="0.053cm" style:contextual-spacing="false" fo:text-align="end" style:justify-single-word="false" fo:orphans="2" fo:widows="2" fo:hyphenation-ladder-count="no-limit" fo:text-indent="-0.051cm"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references" style:family="paragraph" style:list-style-name="WWNum5"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style:header>
        <text:p text:style-name="Header"/>
      </style:header>
      <style:footer>
        <text:p text:style-name="MP1" loext:marker-style-name="MT1"><text:span text:style-name="MT1">XXX-X-XXXX-XXXX-X/XX/$XX.00 ©20XX IEE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7:56:50.057000000</meta:creation-date>
    <dc:date>2024-04-15T22:19:16.136000000</dc:date>
    <meta:editing-duration>PT4H22M25S</meta:editing-duration>
    <meta:editing-cycles>3</meta:editing-cycles>
    <meta:generator>LibreOffice/7.6.6.3$Windows_X86_64 LibreOffice_project/d97b2716a9a4a2ce1391dee1765565ea469b0ae7</meta:generator>
    <meta:document-statistic meta:table-count="0" meta:image-count="0" meta:object-count="0" meta:page-count="2" meta:paragraph-count="39" meta:word-count="844" meta:character-count="5969" meta:non-whitespace-character-count="5137"/>
  </office:meta>
</office:document-meta>
</file>